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officeooo:rsid="000db8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% for row in rows %}{{ row.id }}{% endfor %}</text:p>
      <text:p text:style-name="Standard"/>
      <text:p text:style-name="Standard">{% for row in rows %}{{ row.id }}</text:p>
      <text:p text:style-name="Standard">{% endfor %}</text:p>
      <text:p text:style-name="Standard"/>
      <text:p text:style-name="Standard">{% for row in rows %}</text:p>
      <text:p text:style-name="Standard">{{ row.id }}{% endfor %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 Huttinga</meta:initial-creator>
    <meta:creation-date>2014-04-28T09:17:53.039900049</meta:creation-date>
    <dc:date>2014-04-28T16:38:51.810688189</dc:date>
    <dc:creator>Bart Huttinga</dc:creator>
    <meta:editing-duration>P0D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1" meta:paragraph-count="5" meta:word-count="32" meta:character-count="135" meta:non-whitespace-character-count="108"/>
  </office:meta>
</office:document-meta>
</file>